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198b" officeooo:paragraph-rsid="0006198b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6198b" officeooo:paragraph-rsid="0006198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6f6dc" officeooo:paragraph-rsid="0006f6d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824fc" officeooo:paragraph-rsid="000824f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b482" officeooo:paragraph-rsid="000db48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6a73" officeooo:paragraph-rsid="000e6a7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d864" officeooo:paragraph-rsid="0011d86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8a49" officeooo:paragraph-rsid="00138a4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6f6dc" officeooo:paragraph-rsid="0006f6dc"/>
    </style:style>
    <style:style style:name="P10" style:family="paragraph" style:parent-style-name="Standard">
      <style:paragraph-properties fo:text-align="justify" style:justify-single-word="false"/>
      <style:text-properties officeooo:rsid="000824fc" officeooo:paragraph-rsid="000824fc"/>
    </style:style>
    <style:style style:name="P11" style:family="paragraph" style:parent-style-name="Standard">
      <style:paragraph-properties fo:text-align="justify" style:justify-single-word="false"/>
      <style:text-properties officeooo:rsid="000824fc" officeooo:paragraph-rsid="000c84ee"/>
    </style:style>
    <style:style style:name="P12" style:family="paragraph" style:parent-style-name="Standard">
      <style:paragraph-properties fo:text-align="justify" style:justify-single-word="false"/>
      <style:text-properties officeooo:rsid="000c84ee" officeooo:paragraph-rsid="000c84ee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bold" officeooo:rsid="000c84ee" officeooo:paragraph-rsid="000c84e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0db482" officeooo:paragraph-rsid="000db482"/>
    </style:style>
    <style:style style:name="P15" style:family="paragraph" style:parent-style-name="Standard">
      <style:paragraph-properties fo:text-align="justify" style:justify-single-word="false"/>
      <style:text-properties officeooo:rsid="000e6a73" officeooo:paragraph-rsid="000e6a73"/>
    </style:style>
    <style:style style:name="P16" style:family="paragraph" style:parent-style-name="Standard">
      <style:paragraph-properties fo:text-align="justify" style:justify-single-word="false"/>
      <style:text-properties officeooo:rsid="000ff5ce" officeooo:paragraph-rsid="000ff5ce"/>
    </style:style>
    <style:style style:name="P17" style:family="paragraph" style:parent-style-name="Standard">
      <style:paragraph-properties fo:text-align="justify" style:justify-single-word="false"/>
      <style:text-properties officeooo:rsid="0011d864" officeooo:paragraph-rsid="0011d864"/>
    </style:style>
    <style:style style:name="P18" style:family="paragraph" style:parent-style-name="Standard">
      <style:paragraph-properties fo:text-align="justify" style:justify-single-word="false"/>
      <style:text-properties officeooo:rsid="0012faa6" officeooo:paragraph-rsid="0012faa6"/>
    </style:style>
    <style:style style:name="P19" style:family="paragraph" style:parent-style-name="Standard">
      <style:paragraph-properties fo:text-align="justify" style:justify-single-word="false"/>
      <style:text-properties officeooo:rsid="00138a49" officeooo:paragraph-rsid="00138a49"/>
    </style:style>
    <style:style style:name="P20" style:family="paragraph" style:parent-style-name="Standard">
      <style:paragraph-properties fo:text-align="justify" style:justify-single-word="false"/>
      <style:text-properties officeooo:rsid="00166da0" officeooo:paragraph-rsid="00166da0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12faa6" officeooo:paragraph-rsid="0012faa6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152c15" officeooo:paragraph-rsid="00152c15"/>
    </style:style>
    <style:style style:name="T1" style:family="text">
      <style:text-properties officeooo:rsid="0009689e"/>
    </style:style>
    <style:style style:name="T2" style:family="text">
      <style:text-properties officeooo:rsid="000b30fd"/>
    </style:style>
    <style:style style:name="T3" style:family="text">
      <style:text-properties officeooo:rsid="0011d864"/>
    </style:style>
    <style:style style:name="T4" style:family="text">
      <style:text-properties officeooo:rsid="00166da0"/>
    </style:style>
    <style:style style:name="T5" style:family="text">
      <style:text-properties officeooo:rsid="0016dc32"/>
    </style:style>
    <style:style style:name="T6" style:family="text">
      <style:text-properties officeooo:rsid="0018bc69"/>
    </style:style>
    <style:style style:name="T7" style:family="text">
      <style:text-properties officeooo:rsid="001ba13f"/>
    </style:style>
    <style:style style:name="T8" style:family="text">
      <style:text-properties officeooo:rsid="001c93ce"/>
    </style:style>
    <style:style style:name="T9" style:family="text">
      <style:text-properties officeooo:rsid="002174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1</text:p>
      <text:p text:style-name="P1"/>
      <text:p text:style-name="P2">Q1</text:p>
      <text:p text:style-name="P2"/>
      <text:p text:style-name="P1">Arquivos e senhas expostos;</text:p>
      <text:p text:style-name="P1">Obtenção de contatos, e-mails e outras informações pessoais;</text:p>
      <text:p text:style-name="P9">Rastreamento da atividade do usuário.</text:p>
      <text:p text:style-name="P9"/>
      <text:p text:style-name="P3">Q2</text:p>
      <text:p text:style-name="P9"/>
      <text:p text:style-name="P10">Sim, quando existe segredo industrial ou proteção de pessoas importantes que não desejam que sua agenda de atividades seja exposta. Até mesmo quando alguém armazena conteúdo ilegal e essa pessoa decide desfazer dos seus dados quando corre risco de ser presa.</text:p>
      <text:p text:style-name="P10"/>
      <text:p text:style-name="P4">Q3</text:p>
      <text:p text:style-name="P10"/>
      <text:p text:style-name="P11">Passivo, pois não existe modificação <text:span text:style-name="T1">de</text:span> dados, <text:span text:style-name="T2">apenas consulta/receptação</text:span>.</text:p>
      <text:p text:style-name="P11"/>
      <text:p text:style-name="P13">Q4</text:p>
      <text:p text:style-name="P12"/>
      <text:p text:style-name="P14">Ataque passivo com violação à confidencialidade.</text:p>
      <text:p text:style-name="P14"/>
      <text:p text:style-name="P5">Q5</text:p>
      <text:p text:style-name="P14"/>
      <text:p text:style-name="P15">Proteger o software como somente leitura. Não é efetivo pois essa proteção pode ser driblada <text:span text:style-name="T8">e o software volte a ser modificável</text:span>.</text:p>
      <text:p text:style-name="P15"/>
      <text:p text:style-name="P6">Q6</text:p>
      <text:p text:style-name="P15"/>
      <text:p text:style-name="P16">Integridade. Se a informação veio errada, então ela é diferente da original, <text:span text:style-name="T3">caracterizando a falta de integridade.</text:span></text:p>
      <text:p text:style-name="P16"/>
      <text:p text:style-name="P7">Q7</text:p>
      <text:p text:style-name="P17"/>
      <text:list xml:id="list2629341264" text:style-name="L1">
        <text:list-item>
          <text:p text:style-name="P21">Disponibilidade, pois novas conexões não podem ser feitas. <text:span text:style-name="T9">O</text:span>u seja, o sistema fica indisponível.</text:p>
        </text:list-item>
        <text:list-item>
          <text:p text:style-name="P22"><text:span text:style-name="T6">E</text:span>xistem técnicas de prevenção de ataques D<text:span text:style-name="T7">D</text:span>oS que combina firewall, VPNs, anti-spam, filtragem e outras <text:span text:style-name="T4">técnicas</text:span>.</text:p>
        </text:list-item>
      </text:list>
      <text:p text:style-name="P18"/>
      <text:p text:style-name="P8">Q8</text:p>
      <text:p text:style-name="P19"/>
      <text:p text:style-name="P20">Sim. <text:span text:style-name="T5">Devido à variedade de hardwares e combinações diferentes deles é necessário ter diversos parâmetros a mais no software para garantir o funcionamento/compatibilidade em todas elas, com a possibilidade de existirem soluções genéricas. Isso abre caminho para erros e vulnerabilidades, pois quem está projetando o software não sabe exatamente o hardware onde ele será execut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7:51:06.575456451</meta:creation-date>
    <dc:date>2021-03-19T21:24:58.929969535</dc:date>
    <meta:editing-duration>PT1H48M35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09" meta:character-count="1366" meta:non-whitespace-character-count="1179"/>
  </office:meta>
</office:document-meta>
</file>